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min-height="7.718cm" fo:min-width="15.946cm" fo:padding-top="0.229cm" fo:padding-bottom="0.229cm" fo:padding-left="0.441cm" fo:padding-right="0.441cm" fo:wrap-option="wrap" draw:shadow-color="#808080"/>
    </style:style>
    <style:style style:name="gr2" style:family="graphic" style:parent-style-name="standard">
      <style:graphic-properties draw:stroke="none" svg:stroke-color="#000000" draw:fill="none" draw:fill-color="#ffffff" fo:min-height="1.561cm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939cm" fo:min-width="3.812cm" fo:padding-top="0.229cm" fo:padding-bottom="0.229cm" fo:padding-left="0.441cm" fo:padding-right="0.441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5.384cm" fo:min-width="1.526cm" fo:padding-top="0.229cm" fo:padding-bottom="0.229cm" fo:padding-left="0.441cm" fo:padding-right="0.441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1.434cm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1.861cm" fo:min-width="1.526cm" fo:padding-top="0.229cm" fo:padding-bottom="0.229cm" fo:padding-left="0.441cm" fo:padding-right="0.441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fo:min-height="0.98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828cm" svg:height="8.176cm" svg:x="6.461cm" svg:y="21.14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28cm" svg:height="1.811cm" svg:x="7.985cm" svg:y="11.127cm">
          <draw:text-box>
            <text:p text:style-name="P2"><text:span text:style-name="T1">vn</text:span><text:span text:style-name="T1">a </text:span><text:span text:style-name="T1">r0 </text:span><text:span text:style-name="T1">po</text:span><text:span text:style-name="T1">we</text:span><text:span text:style-name="T1">r </text:span><text:span text:style-name="T1">di</text:span><text:span text:style-name="T1">str</text:span><text:span text:style-name="T1">ib</text:span><text:span text:style-name="T1">uti</text:span><text:span text:style-name="T1">on</text:span></text:p>
          </draw:text-box>
        </draw:frame>
        <draw:custom-shape draw:style-name="gr3" draw:text-style-name="P1" draw:layer="layout" svg:width="4.694cm" svg:height="1.397cm" svg:x="13.07cm" svg:y="19.79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318cm" svg:height="1.811cm" svg:x="13.319cm" svg:y="19.923cm">
          <draw:text-box>
            <text:p text:style-name="P4"><text:span text:style-name="T2">synth 3.3 V </text:span><text:span text:style-name="T2">LDO, </text:span></text:p>
            <text:p text:style-name="P4"><text:span text:style-name="T2">ADP7158, </text:span><text:span text:style-name="T2">700 mA</text:span></text:p>
          </draw:text-box>
        </draw:frame>
        <draw:custom-shape draw:style-name="gr3" draw:text-style-name="P1" draw:layer="layout" svg:width="4.694cm" svg:height="1.397cm" svg:x="13.07cm" svg:y="21.82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318cm" svg:height="1.811cm" svg:x="13.319cm" svg:y="21.955cm">
          <draw:text-box>
            <text:p text:style-name="P4"><text:span text:style-name="T2">d</text:span><text:span text:style-name="T2">e</text:span><text:span text:style-name="T2">m</text:span><text:span text:style-name="T2">o</text:span><text:span text:style-name="T2">d</text:span><text:span text:style-name="T2"> </text:span><text:span text:style-name="T2">3</text:span><text:span text:style-name="T2">.</text:span><text:span text:style-name="T2">3</text:span><text:span text:style-name="T2"> </text:span><text:span text:style-name="T2">V</text:span><text:span text:style-name="T2"> </text:span><text:span text:style-name="T2">L</text:span><text:span text:style-name="T2">D</text:span><text:span text:style-name="T2">O</text:span><text:span text:style-name="T2">,</text:span><text:span text:style-name="T2"> </text:span></text:p>
            <text:p text:style-name="P4"><text:span text:style-name="T2">A</text:span><text:span text:style-name="T2">D</text:span><text:span text:style-name="T2">P</text:span><text:span text:style-name="T2">7</text:span><text:span text:style-name="T2">1</text:span><text:span text:style-name="T2">5</text:span><text:span text:style-name="T2">8</text:span><text:span text:style-name="T2">,</text:span><text:span text:style-name="T2"> </text:span><text:span text:style-name="T2">1</text:span><text:span text:style-name="T2">2</text:span><text:span text:style-name="T2">0</text:span><text:span text:style-name="T2">0</text:span><text:span text:style-name="T2"> </text:span><text:span text:style-name="T2">m</text:span><text:span text:style-name="T2">A</text:span></text:p>
          </draw:text-box>
        </draw:frame>
        <draw:custom-shape draw:style-name="gr3" draw:text-style-name="P1" draw:layer="layout" svg:width="4.694cm" svg:height="1.397cm" svg:x="13.07cm" svg:y="21.8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4cm" svg:height="1.397cm" svg:x="13.07cm" svg:y="24.08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318cm" svg:height="1.811cm" svg:x="13.319cm" svg:y="24.208cm">
          <draw:text-box>
            <text:p text:style-name="P4"><text:span text:style-name="T2">c</text:span><text:span text:style-name="T2">l</text:span><text:span text:style-name="T2">o</text:span><text:span text:style-name="T2">c</text:span><text:span text:style-name="T2">k</text:span><text:span text:style-name="T2"> </text:span><text:span text:style-name="T2">p</text:span><text:span text:style-name="T2">l</text:span><text:span text:style-name="T2">l</text:span><text:span text:style-name="T2"> </text:span><text:span text:style-name="T2">3</text:span><text:span text:style-name="T2">.</text:span><text:span text:style-name="T2">3</text:span><text:span text:style-name="T2"> </text:span><text:span text:style-name="T2">V</text:span><text:span text:style-name="T2"> </text:span><text:span text:style-name="T2">L</text:span><text:span text:style-name="T2">D</text:span><text:span text:style-name="T2">O</text:span><text:span text:style-name="T2">,</text:span><text:span text:style-name="T2"> </text:span></text:p>
            <text:p text:style-name="P4"><text:span text:style-name="T2">A</text:span><text:span text:style-name="T2">D</text:span><text:span text:style-name="T2">P</text:span><text:span text:style-name="T2">7</text:span><text:span text:style-name="T2">1</text:span><text:span text:style-name="T2">5</text:span><text:span text:style-name="T2">8</text:span><text:span text:style-name="T2">,</text:span><text:span text:style-name="T2"> </text:span><text:span text:style-name="T2">3</text:span><text:span text:style-name="T2">0</text:span><text:span text:style-name="T2">0</text:span><text:span text:style-name="T2"> </text:span><text:span text:style-name="T2">m</text:span><text:span text:style-name="T2">A</text:span></text:p>
          </draw:text-box>
        </draw:frame>
        <draw:custom-shape draw:style-name="gr3" draw:text-style-name="P1" draw:layer="layout" svg:width="4.694cm" svg:height="1.397cm" svg:x="13.07cm" svg:y="24.0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08cm" svg:height="5.842cm" svg:x="9.89cm" svg:y="19.79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318cm" svg:height="1.684cm" svg:x="9.382cm" svg:y="18.526cm">
          <draw:text-box>
            <text:p text:style-name="P4"><text:span text:style-name="T2">5</text:span><text:span text:style-name="T2"> </text:span><text:span text:style-name="T2">V</text:span><text:span text:style-name="T2"> </text:span><text:span text:style-name="T2">t</text:span><text:span text:style-name="T2">o</text:span><text:span text:style-name="T2"> </text:span><text:span text:style-name="T2">3</text:span><text:span text:style-name="T2">.</text:span><text:span text:style-name="T2">6</text:span><text:span text:style-name="T2"> </text:span><text:span text:style-name="T2">V</text:span><text:span text:style-name="T2"> </text:span><text:span text:style-name="T2">D</text:span><text:span text:style-name="T2">C</text:span><text:span text:style-name="T2">/</text:span><text:span text:style-name="T2">D</text:span><text:span text:style-name="T2">C</text:span></text:p>
            <text:p text:style-name="P4"><text:span text:style-name="T2">O</text:span><text:span text:style-name="T2">K</text:span><text:span text:style-name="T2">R</text:span><text:span text:style-name="T2">-</text:span><text:span text:style-name="T2">T</text:span><text:span text:style-name="T2">/</text:span><text:span text:style-name="T2">3</text:span><text:span text:style-name="T2">-</text:span><text:span text:style-name="T2">W</text:span><text:span text:style-name="T2">1</text:span><text:span text:style-name="T2">2</text:span><text:span text:style-name="T2">-</text:span><text:span text:style-name="T2">C</text:span></text:p>
          </draw:text-box>
        </draw:frame>
        <draw:custom-shape draw:style-name="gr3" draw:text-style-name="P1" draw:layer="layout" svg:width="4.694cm" svg:height="1.397cm" svg:x="13.07cm" svg:y="16.87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318cm" svg:height="1.811cm" svg:x="13.319cm" svg:y="17.002cm">
          <draw:text-box>
            <text:p text:style-name="P4"><text:span text:style-name="T2">synth -5 V DC/DC </text:span></text:p>
            <text:p text:style-name="P4"><text:span text:style-name="T2">LTC1983, 10 mA</text:span></text:p>
          </draw:text-box>
        </draw:frame>
        <draw:custom-shape draw:style-name="gr3" draw:text-style-name="P1" draw:layer="layout" svg:width="4.694cm" svg:height="1.397cm" svg:x="13.07cm" svg:y="14.9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318cm" svg:height="1.811cm" svg:x="13.319cm" svg:y="15.097cm">
          <draw:text-box>
            <text:p text:style-name="P4"><text:span text:style-name="T2">synth 5 V </text:span><text:span text:style-name="T2">amp </text:span><text:span text:style-name="T2">switch</text:span></text:p>
            <text:p text:style-name="P4"><text:span text:style-name="T2">TPS2041</text:span><text:span text:style-name="T2">B, 70 mA</text:span></text:p>
          </draw:text-box>
        </draw:frame>
        <draw:custom-shape draw:style-name="gr6" draw:text-style-name="P1" draw:layer="layout" svg:width="2.408cm" svg:height="12.319cm" svg:x="5.191cm" svg:y="13.31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159cm" svg:height="1.237cm" svg:x="5.318cm" svg:y="15.765cm">
          <draw:text-box>
            <text:p text:style-name="P6"><text:span text:style-name="T3">5 V input</text:span></text:p>
            <text:p text:style-name="P6"><text:span text:style-name="T3">3 A max</text:span></text:p>
          </draw:text-box>
        </draw:frame>
        <draw:line draw:style-name="gr8" draw:text-style-name="P8" draw:layer="layout" svg:x1="13.065cm" svg:y1="15.605cm" svg:x2="7.604cm" svg:y2="15.605cm">
          <text:p/>
        </draw:line>
        <draw:line draw:style-name="gr8" draw:text-style-name="P8" draw:layer="layout" svg:x1="13.066cm" svg:y1="17.51cm" svg:x2="7.605cm" svg:y2="17.51cm">
          <text:p/>
        </draw:line>
        <draw:line draw:style-name="gr8" draw:text-style-name="P8" draw:layer="layout" svg:x1="9.89cm" svg:y1="20.558cm" svg:x2="7.604cm" svg:y2="20.558cm">
          <text:p/>
        </draw:line>
        <draw:line draw:style-name="gr8" draw:text-style-name="P8" draw:layer="layout" svg:x1="9.89cm" svg:y1="24.622cm" svg:x2="7.604cm" svg:y2="24.622cm">
          <text:p/>
        </draw:line>
        <draw:line draw:style-name="gr8" draw:text-style-name="P8" draw:layer="layout" svg:x1="9.89cm" svg:y1="22.59cm" svg:x2="7.604cm" svg:y2="22.59cm">
          <text:p/>
        </draw:line>
        <draw:line draw:style-name="gr8" draw:text-style-name="P8" draw:layer="layout" svg:x1="13.065cm" svg:y1="22.59cm" svg:x2="12.303cm" svg:y2="22.59cm">
          <text:p/>
        </draw:line>
        <draw:line draw:style-name="gr8" draw:text-style-name="P8" draw:layer="layout" svg:x1="13.065cm" svg:y1="24.622cm" svg:x2="12.303cm" svg:y2="24.622cm">
          <text:p/>
        </draw:line>
        <draw:line draw:style-name="gr8" draw:text-style-name="P8" draw:layer="layout" svg:x1="13.065cm" svg:y1="20.558cm" svg:x2="12.303cm" svg:y2="20.558cm">
          <text:p/>
        </draw:line>
        <draw:custom-shape draw:style-name="gr3" draw:text-style-name="P1" draw:layer="layout" svg:width="4.694cm" svg:height="1.397cm" svg:x="13.07cm" svg:y="13.192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3.066cm" svg:y1="13.954cm" svg:x2="7.605cm" svg:y2="13.954cm">
          <text:p/>
        </draw:line>
        <draw:frame draw:style-name="gr2" draw:text-style-name="P5" draw:layer="layout" svg:width="4.318cm" svg:height="1.811cm" svg:x="13.319cm" svg:y="13.413cm">
          <draw:text-box>
            <text:p text:style-name="P4"><text:span text:style-name="T2">BeagleBone black</text:span></text:p>
            <text:p text:style-name="P4"><text:span text:style-name="T2">500 mA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616cm" fo:page-height="42.0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853cm" svg:height="6.681cm" svg:x="2.38cm" svg:y="2.596cm" presentation:class="title" presentation:placeholder="true">
        <draw:text-box/>
      </draw:frame>
      <draw:frame presentation:style-name="Default-outline1" draw:layer="backgroundobjects" svg:width="24.853cm" svg:height="23.205cm" svg:x="2.38cm" svg:y="10.36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07:09:58.187887535</meta:creation-date>
    <dc:date>2017-08-09T19:34:12.092364721</dc:date>
    <meta:editing-duration>PT1H54M4S</meta:editing-duration>
    <meta:editing-cycles>43</meta:editing-cycles>
    <meta:generator>LibreOffice/5.4.0.3$Linux_X86_64 LibreOffice_project/40m0$Build-3</meta:generator>
    <meta:document-statistic meta:object-count="49"/>
  </office:meta>
</office:document-meta>
</file>